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79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4_5YR_B16008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Native population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Native population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Native population: - 5 to 17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Native population: - 5 to 17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Native population: - 5 to 17 years: - Speak only English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Native population: - 5 to 17 years: - Speak only English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Native population: - 5 to 17 years: - Speak Spanish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Native population: - 5 to 17 years: - Speak Spanish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Native populatio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Native populatio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Native populatio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Native populatio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Native population: - 5 to 17 years: - Speak other languages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Native population: - 5 to 17 years: - Speak other languages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Native populatio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Native populatio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Native populatio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Native populatio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Native population: - 18 years and over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Native population: - 18 years and over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Native population: - 18 years and over: - Speak only English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Native population: - 18 years and over: - Speak only English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Native population: - 18 years and over: - Speak Spanish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Native population: - 18 years and over: - Speak Spanish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Native populatio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Native populatio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Native populatio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Native populatio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Native population: - 18 years and over: - Speak other languages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Native population: - 18 years and over: - Speak other languages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Native populatio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Native populatio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Native population: - 18 years and over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Native population: - 18 years and over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Foreign-born population: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Foreign-born population: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Foreign-born population: - Naturalized U.S. citizen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Foreign-born population: - Naturalized U.S. citizen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Foreign-born population: - Naturalized U.S. citizen: - 5 to 17 years: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Foreign-born population: - Naturalized U.S. citizen: - 5 to 17 years: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Foreign-born population: - Naturalized U.S. citizen: - 5 to 17 years: - Speak only English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Foreign-born population: - Naturalized U.S. citizen: - 5 to 17 years: - Speak only English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Foreign-born population: - Naturalized U.S. citizen: - 5 to 17 years: - Speak Spanish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Foreign-born population: - Naturalized U.S. citizen: - 5 to 17 years: - Speak Spanish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Foreign-born population: - Naturalized U.S. citize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Foreign-born population: - Naturalized U.S. citize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Foreign-born population: - Naturalized U.S. citize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Foreign-born population: - Naturalized U.S. citize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Foreign-born population: - Naturalized U.S. citizen: - 5 to 17 years: - Speak other languages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Foreign-born population: - Naturalized U.S. citizen: - 5 to 17 years: - Speak other languages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Foreign-born population: - Naturalized U.S. citize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Foreign-born population: - Naturalized U.S. citize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Foreign-born population: - Naturalized U.S. citize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Foreign-born population: - Naturalized U.S. citize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Foreign-born population: - Naturalized U.S. citizen: - 18 years and over: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Foreign-born population: - Naturalized U.S. citizen: - 18 years and over: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Foreign-born population: - Naturalized U.S. citizen: - 18 years and over: - Speak only English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Foreign-born population: - Naturalized U.S. citizen: - 18 years and over: - Speak only English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Foreign-born population: - Naturalized U.S. citizen: - 18 years and over: - Speak Spanish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Foreign-born population: - Naturalized U.S. citizen: - 18 years and over: - Speak Spanish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Foreign-born population: - Naturalized U.S. citize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Foreign-born population: - Naturalized U.S. citize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Foreign-born population: - Naturalized U.S. citize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Foreign-born population: - Naturalized U.S. citize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Foreign-born population: - Naturalized U.S. citizen: - 18 years and over: - Speak other languages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Foreign-born population: - Naturalized U.S. citizen: - 18 years and over: - Speak other languages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Foreign-born population: - Naturalized U.S. citize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Foreign-born population: - Naturalized U.S. citize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Foreign-born population: - Naturalized U.S. citizen: - 18 years and over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Foreign-born population: - Naturalized U.S. citizen: - 18 years and over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Foreign-born population: - Not a U.S. citizen: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Foreign-born population: - Not a U.S. citizen: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Foreign-born population: - Not a U.S. citizen: - 5 to 17 years: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Foreign-born population: - Not a U.S. citizen: - 5 to 17 years: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Foreign-born population: - Not a U.S. citizen: - 5 to 17 years: - Speak only English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Foreign-born population: - Not a U.S. citizen: - 5 to 17 years: - Speak only English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Foreign-born population: - Not a U.S. citizen: - 5 to 17 years: - Speak Spanish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Foreign-born population: - Not a U.S. citizen: - 5 to 17 years: - Speak Spanish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Foreign-born population: - Not a U.S. citize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Foreign-born population: - Not a U.S. citizen: - 5 to 17 years: - Speak Spanish - Speak English "very well"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Foreign-born population: - Not a U.S. citize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Foreign-born population: - Not a U.S. citizen: - 5 to 17 years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Foreign-born population: - Not a U.S. citizen: - 5 to 17 years: - Speak other languages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Foreign-born population: - Not a U.S. citizen: - 5 to 17 years: - Speak other languages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Foreign-born population: - Not a U.S. citize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Foreign-born population: - Not a U.S. citizen: - 5 to 17 years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Foreign-born population: - Not a U.S. citize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Foreign-born population: - Not a U.S. citizen: - 5 to 17 years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Foreign-born population: - Not a U.S. citizen: - 18 years and over: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Foreign-born population: - Not a U.S. citizen: - 18 years and over: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Foreign-born population: - Not a U.S. citizen: - 18 years and over: - Speak only English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Foreign-born population: - Not a U.S. citizen: - 18 years and over: - Speak only English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Foreign-born population: - Not a U.S. citizen: - 18 years and over: - Speak Spanish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Foreign-born population: - Not a U.S. citizen: - 18 years and over: - Speak Spanish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oreign-born population: - Not a U.S. citize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oreign-born population: - Not a U.S. citizen: - 18 years and over: - Speak Spanish - Speak English "very well"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oreign-born population: - Not a U.S. citize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oreign-born population: - Not a U.S. citizen: - 18 years and over: - Speak Spanish - Speak English less than "very well"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oreign-born population: - Not a U.S. citizen: - 18 years and over: - Speak other languages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oreign-born population: - Not a U.S. citizen: - 18 years and over: - Speak other languages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oreign-born population: - Not a U.S. citize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oreign-born population: - Not a U.S. citizen: - 18 years and over: - Speak other languages - Speak English "very well"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oreign-born population: - Not a U.S. citizen: - 18 years and over: - Speak other languages - Speak English less than "very well"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oreign-born population: - Not a U.S. citizen: - 18 years and over: - Speak other languages - Speak English less than "very well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8" meta:object-count="0"/>
    <meta:generator>LibreOffice/6.0.7.3$Linux_X86_64 LibreOffice_project/00m0$Build-3</meta:generator>
  </office:meta>
</office:document-meta>
</file>